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list-style-name="L1">
      <style:paragraph-properties fo:text-align="justify"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Had Me At Hello Initial Experiments</text:p>
      <text:p text:style-name="P1"/>
      <text:list xml:id="list1189848058" text:style-name="L1">
        <text:list-item>
          <text:p text:style-name="P2">Build and test language model using the newswire selections of the Brown Corpus. 6 seperate Laplace smoothed models: 1, 2 and 3-gram word language models and 1,2 and 3-gram part of speech models. Each quote is estimated for its distinctiveness by evaluating its likelihood with respect to the model. A distinctive (ie memorable) quote will have a low likelihood. The two are compared with one another, the more distinctive quote being classified as the memorable one.</text:p>
        </text:list-item>
        <text:list-item>
          <text:p text:style-name="P2">Repeat 2 taking into account search engine counts of the quote along with the name of the movie</text:p>
        </text:list-item>
        <text:list-item>
          <text:p text:style-name="P2">Classify quotes using 4 generality measures (fewer quote with fewer 3 rd pers. Pronouns, quote with most indefinite articles, quote with least past tense, quote with most present tense).</text:p>
        </text:list-item>
        <text:list-item>
          <text:p text:style-name="P2">Repeat 4 taking into account search engine counts</text:p>
        </text:list-item>
        <text:list-item>
          <text:p text:style-name="P2">Build memorable language model based on memorable quotes and non memorable language model based on “antiquotes” and test against corpus of slogans and newswire articles. (1, 2 and 3-gram models, lexical and syntactic, laplace smoothing)</text:p>
        </text:list-item>
        <text:list-item>
          <text:p text:style-name="P2">Prediction task – SVM. Using 10 fold cross validation build an SVM to predict given two quotes, which is the most memorable. Tests will be run using 5 feature sets: </text:p>
          <text:list>
            <text:list-item>
              <text:list>
                <text:list-item>
                  <text:p text:style-name="P2">Standard bag of words (words that occur at least 10 times in corpus) – 962 features</text:p>
                </text:list-item>
                <text:list-item>
                  <text:p text:style-name="P2">Distinctiveness (Taking into account 1, 2 and 3 gram common language models (from Brown corpus) for lexical and part of speech levels for each quote in the pair, differences in the quotes and pair wise comparisons between them. It is not clear what these are, and the paper also mentions other characteristics but does not explicitly specify what they are. May need to contact authors – 24 Features.</text:p>
                </text:list-item>
                <text:list-item>
                  <text:p text:style-name="P2">Generality indexes – which quote has fewer third person pronouns, more indefinite articles, less past tense and more present tense – 4 features</text:p>
                </text:list-item>
                <text:list-item>
                  <text:p text:style-name="P2">Slogan similarity – much the same as 2 but with the language model built on the slogans corpus – 24 features</text:p>
                </text:list-item>
                <text:list-item>
                  <text:p text:style-name="P2">2, 3 and 4 together – 52 feature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Watson</meta:initial-creator>
    <meta:creation-date>2013-10-17T14:45:44</meta:creation-date>
    <dc:date>2013-10-18T15:45:32</dc:date>
    <dc:creator>Andrew Watson</dc:creator>
    <meta:editing-duration>PT31M59S</meta:editing-duration>
    <meta:editing-cycles>2</meta:editing-cycles>
    <meta:generator>LibreOffice/3.4$Unix LibreOffice_project/340m1$Build-502</meta:generator>
    <meta:document-statistic meta:table-count="0" meta:image-count="0" meta:object-count="0" meta:page-count="1" meta:paragraph-count="12" meta:word-count="350" meta:character-count="2025" meta:non-whitespace-character-count="1697"/>
  </office:meta>
</office:document-meta>
</file>